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/>
    </style:style>
    <style:style style:name="T1" style:family="text">
      <style:text-properties style:font-name="Liberation Seri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week, I presented on the concept of Q-learning during lab meeting and explained ways in which Q-learning might help with modeling of working memory. <text:s/>One possible drawback of this application is the fact that Q-learning has no initial assumptions about a system whereas it seems reasonable that working memory might employ certain assumptions about the environment. <text:s/>Since we have chosen to model the learning process this might cause some discrepancy between the behavior of our model and the behavior of working memory. <text:s/></text:p>
      <text:p text:style-name="Standard"/>
      <text:p text:style-name="Standard">I finished implementing a more generalized Q-learning algorithm and applying it to a random walk Markov decision process to confirm the algorithm's accuracy and build my intuition. <text:s/>For an example of a random walk process, take a look at figure 6.5 in this link: <text:a xlink:type="simple" xlink:href="http://webdocs.cs.ualberta.ca/~sutton/book/ebook/node62.html">http://webdocs.cs.ualberta.ca/~sutton/book/ebook/node62.html</text:a>. <text:s/>In my program, there are 5 states, <text:s/>of which either end state (states 1 and 5) is terminal. <text:s/>The reward received upon entering each state is zero, except for the rightmost state (state 5) which has a reward of 1. <text:s/>The agent begins each episode at state 3, and moves either left (action 1) or right (action 2) until reaching a terminal state. <text:s/>With each action taken, the Q-value for the state, action pair is re-evaluated according to the following formula:</text:p>
      <text:p text:style-name="Standard"/>
      <text:p text:style-name="Standard">Q(s,a) <text:s/>= <text:s/>Q(s,a) <text:s/>+ <text:s/><text:span text:style-name="T1">α</text:span>[r <text:s/>+ <text:s/><text:span text:style-name="T1">γ Q(s',a'*) <text:s/>- <text:s/>Q(s,a)]</text:span></text:p>
      <text:p text:style-name="Standard"><text:span text:style-name="T1"/></text:p>
      <text:p text:style-name="Standard"><text:span text:style-name="T1">where a'* represents the best possible action at the next state, s', <text:s/>α represents a learning rate, and γ represents a discount factor on the future reward, r represents the immediate reward upon reaching the next state, and Q(s, a) is the estimated value of a state action pair. <text:s/></text:span></text:p>
      <text:p text:style-name="Standard"><text:span text:style-name="T1"/></text:p>
      <text:p text:style-name="Standard"><text:span text:style-name="T1">Several episodes are performed and the algorithm repeatedly updates Q(s,a) values. <text:s/></text:span></text:p>
      <text:p text:style-name="Standard"><text:span text:style-name="T1"/></text:p>
      <text:p text:style-name="Standard"><text:span text:style-name="T1">Given this formula and a high gamma value, we can expect that taking action 1 (left), from state 2 would guarantee zero future reward and hence Q(state 2, action 1) would equal zero. <text:s/>Similarly, we can expect that Q(state 4, action 2) would equal 1, because taking action2 in state 4 guarantees a reward of 1. <text:s/></text:span></text:p>
      <text:p text:style-name="Standard"/>
      <text:p text:style-name="Standard">After much debugging, my algorithm outputs results that look reasonable:</text:p>
      <text:p text:style-name="Standard"/>
      <text:p text:style-name="Preformatted_20_Text">('s_1', 'a_1') 0</text:p>
      <text:p text:style-name="Preformatted_20_Text">('s_3', 'a_1') 0.727317242186</text:p>
      <text:p text:style-name="Preformatted_20_Text">('s_1', 'a_2') 0</text:p>
      <text:p text:style-name="Preformatted_20_Text">('s_4', 'a_2') 1.0</text:p>
      <text:p text:style-name="Preformatted_20_Text">('s_2', 'a_1') 0.0</text:p>
      <text:p text:style-name="Preformatted_20_Text">('s_4', 'a_1') 0.809658069053</text:p>
      <text:p text:style-name="Preformatted_20_Text">('s_3', 'a_2') 0.9</text:p>
      <text:p text:style-name="Preformatted_20_Text">('s_5', 'a_1') 0</text:p>
      <text:p text:style-name="Preformatted_20_Text">('s_5', 'a_2') 0</text:p>
      <text:p text:style-name="P1">('s_2', 'a_2') 0.809523722886</text:p>
      <text:p text:style-name="Standard">Surprisingly, the Q-values for state 3, action 2, converge far more quickly than those for state 3, action 1 (~1500 and 600 time steps, respectively). <text:s/>It seems reasonable that the former would converge more quickly because there would be a higher incidence of reward being accrued. <text:s/>It is surprising though that the discrepancy is so large.</text:p>
      <text:p text:style-name="Standard"/>
      <text:p text:style-name="Standard">Once the Q-learning algorithm was confirmed successful, I began to work on the first iteration of the working memory (WM) model. <text:s/>This model is based on the experiments of Collins and Frank (2012)<text:note text:id="ftn0" text:note-class="footnote"><text:note-citation>1</text:note-citation><text:note-body><text:p text:style-name="Footnote"><text:bookmark text:name="citation"/>Collins, A. G. E. and Frank, M. J. (2012), How much of reinforcement learning is working memory, not reinforcement learning? A behavioral, computational, and neurogenetic analysis. European Journal of Neuroscience, 35: 1024–1035. doi: 10.1111/j.1460-9568.2011.07980.x</text:p><text:p text:style-name="Footnote"/></text:note-body></text:note>, <text:soft-page-break/>in which a subject is presented with a series of stimuli (pictures) and asked to respond by pressing one of three keys for <text:s/>each picture. <text:s/>Upon their response, a tone indicates whether they are correct or incorrect. <text:s/>Stimuli are repeated so that the subject can learn the proper responses. <text:s/></text:p>
      <text:p text:style-name="Standard"/>
      <text:p text:style-name="Standard">In our first model, we consider a system with 2 stimuli and a working memory capacity of 1. <text:s/>Alpha represents the probability of the presented stimulus switching between trials. <text:s/>A state is composed of the stimulus presented and the stimulus in memory. <text:s/>At each time step, the agent selects between 2 actions: to maintain the current contents of working memory, or to replace the contents with the recently presented stimulus. <text:s/>The agent will learn an optimal policy depending on the value of alpha.</text:p>
      <text:p text:style-name="Standard"/>
      <text:p text:style-name="Standard">On Friday I met with Paul and team Lifelong Learning-- Mike, Deniz, and Subhash. <text:s/>Subhash presented on System Identification, a field which examines techniques for building models from interaction with an environment. <text:s/>System Identification is particularly useful when dealing with time variant systems, that is, systems whose output is explicitly dependent on tim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Footnote" style:family="paragraph" style:parent-style-name="Standard" style:class="extra">
      <style:paragraph-properties fo:margin="100%"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3T12:22:09</meta:creation-date>
    <dc:date>2014-06-24T15:11:48</dc:date>
    <meta:editing-duration>P1DT2H41M55S</meta:editing-duration>
    <meta:editing-cycles>4</meta:editing-cycles>
    <meta:generator>LibreOffice/3.5$Linux_x86 LibreOffice_project/350m1$Build-2</meta:generator>
    <meta:document-statistic meta:table-count="0" meta:image-count="0" meta:object-count="0" meta:page-count="2" meta:paragraph-count="22" meta:word-count="685" meta:character-count="4281" meta:non-whitespace-character-count="3579"/>
  </office:meta>
</office:document-meta>
</file>